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ext_20_body" style:list-style-name="L1">
      <style:paragraph-properties fo:margin-left="1.27cm" fo:margin-right="0cm" fo:margin-top="0.176cm" fo:margin-bottom="0.212cm" fo:text-indent="-0.635cm" style:auto-text-indent="false" style:writing-mode="lr-tb"/>
    </style:style>
    <style:style style:name="P10" style:family="paragraph" style:parent-style-name="Text_20_body" style:list-style-name="L1">
      <style:paragraph-properties fo:margin-left="1.27cm" fo:margin-right="0cm" fo:margin-top="0.176cm" fo:margin-bottom="0.212cm" fo:text-indent="-0.635cm" style:auto-text-indent="false" style:writing-mode="lr-tb"/>
      <style:text-properties style:font-name="Times New Roman3" fo:font-size="14pt" fo:language="en" fo:country="U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weight="bold" style:font-name-asian="Times New Roman1" style:font-name-complex="Times New Roman1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/>
    </style:style>
    <style:style style:name="T9" style:family="text">
      <style:text-properties style:text-position="33% 80%"/>
    </style:style>
    <style:style style:name="T10" style:family="text">
      <style:text-properties style:text-position="33% 80%" fo:language="en" fo:country="US"/>
    </style:style>
    <style:style style:name="T11" style:family="text">
      <style:text-properties style:font-name="Times New Roman3" fo:font-size="14pt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69cm" draw:z-index="0"><draw:image xlink:href="../../odt_eng/images/1008.png" xlink:type="simple" xlink:show="embed" xlink:actuate="onLoad"/></draw:frame></text:p>
          </table:table-cell>
          <table:table-cell table:style-name="Table1.B1" office:value-type="string">
            <text:h text:style-name="P8" text:outline-level="1">To the Memory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161cm" draw:z-index="0"><draw:image xlink:href="../../odt_eng/images/1008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5">The unit is intended to link one part of the diagram to another one located in a random place of the project.</text:span> <text:span text:style-name="T5">Double-click the unit to indicate the point name.</text:span> <text:span text:style-name="T5">A number of link points in the unit can be indicated.</text:span></text:p>
            <text:p text:style-name="P5">The unit is <text:span text:style-name="T2">vectorized</text:span> and performs the procedure of generation of global (named) variables in the dynamic memory to be used for implementation of the 1<text:span text:style-name="T9">st</text:span> stage of “wireless” data transfer (e.g., from the Main diagram window to a submodel or from a submodel to the Main diagram window or to another submodel).</text:p>
            <text:p text:style-name="P5">The unit has only input ports (one or more).</text:p>
            <text:p text:style-name="P5">The unit is provided with a special dialog window containing a dialog line <text:span text:style-name="T1">Variable Name </text:span>(to enter global variable name) and information window <text:span text:style-name="T1">Variables List</text:span> (to enter a list of names of all variables available in the project by the moment of dialog window opening).</text:p>
            <text:p text:style-name="P4"><text:span text:style-name="T5">By default </text:span><text:span text:style-name="T6">Y1 </text:span><text:span text:style-name="T5">is entered of in the 1</text:span><text:span text:style-name="T10">st</text:span><text:span text:style-name="T5"> unit </text:span><text:span text:style-name="T8">To the Memory </text:span><text:span text:style-name="T5">transformed to the Diagram window in the line </text:span><text:span text:style-name="T6">Variable Name</text:span><text:span text:style-name="T5">.</text:span> <text:span text:style-name="T5">If this variable name is good for you then press Yes to generate a cognominal global variable in the dynamic memory (scalar or vector one depending on the dimension of a unit input signal).</text:span></text:p>
            <text:p text:style-name="P4"><text:span text:style-name="T5">If the default name (</text:span><text:span text:style-name="T6">Y1</text:span><text:span text:style-name="T5">) is saved in the 1</text:span><text:span text:style-name="T10">st</text:span><text:span text:style-name="T5"> unit </text:span><text:span text:style-name="T8">To the Memory </text:span><text:span text:style-name="T5">transferred to the Diagram Window then, when opening the dialog window of the 2</text:span><text:span text:style-name="T10">nd</text:span><text:span text:style-name="T5"> unit </text:span><text:span text:style-name="T8">To the Memory </text:span><text:span text:style-name="T5">transferred to the Diagram Window, name </text:span><text:span text:style-name="T6">Y2</text:span><text:span text:style-name="T5"> will be suggested by default, and the information window Variables List will contain 2 (two) names:</text:span> <text:span text:style-name="T6">Y1</text:span> <text:span text:style-name="T5">and </text:span><text:span text:style-name="T6">Y2</text:span><text:span text:style-name="T5">.</text:span></text:p>
            <text:p text:style-name="Text_20_body"><text:span text:style-name="T11">Example of dialog window filling:</text:span> </text:p>
            <text:p text:style-name="P7"><draw:frame draw:style-name="fr2" draw:name="Графический объект3" text:anchor-type="as-char" svg:width="12.49cm" svg:height="6.879cm" draw:z-index="0"><draw:image xlink:href="../../odt_eng/images/1008_a.png" xlink:type="simple" xlink:show="embed" xlink:actuate="onLoad"/></draw:frame></text:p>
            <text:p text:style-name="P5"><text:span text:style-name="T3">If you want to assign a unique name (e.g., </text:span><text:span text:style-name="T4">dN(t)/No</text:span><text:span text:style-name="T3">) to a (scalar or vector) variable then a default name shall be deleted in the dialog line and a desired name shall be entered.</text:span></text:p>
            <text:p text:style-name="P4"><text:span text:style-name="T7">Properties:</text:span> <text:span text:style-name="T5">Any properties shall not be set for the operation of the unit.</text:span></text:p>
            <text:p text:style-name="P6">Notes:</text:p>
            <text:list xml:id="list247750041185610928" text:style-name="L1">
              <text:list-item>
                <text:p text:style-name="P9"><text:span text:style-name="T5">To generate a vector global variable a vector input signal shall be preliminarily generated, e.g., by means of a typical </text:span><text:span text:style-name="T8">Multiplexor </text:span><text:span text:style-name="T5">unit.</text:span></text:p>
              </text:list-item>
              <text:list-item>
                <text:p text:style-name="P10">If a number of variables is considerably big and their full list cannot be housed in one of mini windows then for displaying the whole content a standard scrolling mechanism is provided for such window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 память</dc:title>
    <dc:date>2012-03-05T20:56:55.03</dc:date>
    <meta:editing-cycles>77</meta:editing-cycles>
    <meta:editing-duration>PT3H15M28S</meta:editing-duration>
    <dc:creator>Александр </dc:creator>
    <meta:document-statistic meta:table-count="1" meta:image-count="3" meta:object-count="0" meta:page-count="2" meta:paragraph-count="18" meta:word-count="382" meta:character-count="2131"/>
    <meta:user-defined meta:name="Поле 1"/>
    <meta:user-defined meta:name="Поле 2"/>
    <meta:user-defined meta:name="Поле 3"/>
    <meta:user-defined meta:name="Поле 4"/>
  </office:meta>
</office:document-meta>
</file>